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6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9"/>June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600250" calcext:value-type="float">
            <text:p><text:s/>600,250 </text:p>
          </table:table-cell>
          <table:table-cell table:style-name="ce30" office:value-type="float" office:value="3770" calcext:value-type="float">
            <text:p><text:s/>3,770 </text:p>
          </table:table-cell>
          <table:table-cell table:style-name="ce30" office:value-type="float" office:value="31482" calcext:value-type="float">
            <text:p><text:s/>31,4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551745" calcext:value-type="float">
            <text:p><text:s/>551,745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2135" calcext:value-type="float">
            <text:p><text:s/>2,135 </text:p>
          </table:table-cell>
          <table:table-cell table:style-name="ce30" office:value-type="float" office:value="13521" calcext:value-type="float">
            <text:p><text:s/>13,521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556" calcext:value-type="float">
            <text:p><text:s/>556 </text:p>
          </table:table-cell>
          <table:table-cell table:style-name="ce30" office:value-type="float" office:value="4563" calcext:value-type="float">
            <text:p><text:s/>4,563 </text:p>
          </table:table-cell>
          <table:table-cell table:style-name="ce30" office:value-type="float" office:value="3502" calcext:value-type="float">
            <text:p><text:s/>3,502 </text:p>
          </table:table-cell>
          <table:table-cell table:style-name="ce30" office:value-type="float" office:value="1061" calcext:value-type="float">
            <text:p><text:s/>1,061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7757" calcext:value-type="float">
            <text:p><text:s/>187,757 </text:p>
          </table:table-cell>
          <table:table-cell table:style-name="ce30" office:value-type="float" office:value="2248" calcext:value-type="float">
            <text:p><text:s/>2,24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9130" calcext:value-type="float">
            <text:p><text:s/>179,130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1876" calcext:value-type="float">
            <text:p><text:s/>1,876 </text:p>
          </table:table-cell>
          <table:table-cell table:style-name="ce30" office:value-type="float" office:value="6701" calcext:value-type="float">
            <text:p><text:s/>6,70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31" calcext:value-type="float">
            <text:p><text:s/>231 </text:p>
          </table:table-cell>
          <table:table-cell table:style-name="ce30" office:value-type="float" office:value="2067" calcext:value-type="float">
            <text:p><text:s/>2,067 </text:p>
          </table:table-cell>
          <table:table-cell table:style-name="ce30" office:value-type="float" office:value="1926" calcext:value-type="float">
            <text:p><text:s/>1,926 </text:p>
          </table:table-cell>
          <table:table-cell table:style-name="ce30" office:value-type="float" office:value="141" calcext:value-type="float">
            <text:p><text:s/>141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146" calcext:value-type="float">
            <text:p><text:s/>83,146 </text:p>
          </table:table-cell>
          <table:table-cell table:style-name="ce30" office:value-type="float" office:value="420" calcext:value-type="float">
            <text:p><text:s/>420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305" calcext:value-type="float">
            <text:p><text:s/>75,3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0" calcext:value-type="float">
            <text:p><text:s/>130 </text:p>
          </table:table-cell>
          <table:table-cell table:style-name="ce30" office:value-type="float" office:value="926" calcext:value-type="float">
            <text:p><text:s/>9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9" calcext:value-type="float">
            <text:p><text:s/>129 </text:p>
          </table:table-cell>
          <table:table-cell table:style-name="ce30" office:value-type="float" office:value="514" calcext:value-type="float">
            <text:p><text:s/>514 </text:p>
          </table:table-cell>
          <table:table-cell table:style-name="ce30" office:value-type="float" office:value="353" calcext:value-type="float">
            <text:p><text:s/>353 </text:p>
          </table:table-cell>
          <table:table-cell table:style-name="ce30" office:value-type="float" office:value="161" calcext:value-type="float">
            <text:p><text:s/>161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7038" calcext:value-type="float">
            <text:p><text:s/>57,038 </text:p>
          </table:table-cell>
          <table:table-cell table:style-name="ce30" office:value-type="float" office:value="53" calcext:value-type="float">
            <text:p><text:s/>53 </text:p>
          </table:table-cell>
          <table:table-cell table:style-name="ce30" office:value-type="float" office:value="10834" calcext:value-type="float">
            <text:p><text:s/>10,8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45166" calcext:value-type="float">
            <text:p><text:s/>45,16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848" calcext:value-type="float">
            <text:p><text:s/>8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211" calcext:value-type="float">
            <text:p><text:s/>211 </text:p>
          </table:table-cell>
          <table:table-cell table:style-name="ce30" office:value-type="float" office:value="190" calcext:value-type="float">
            <text:p><text:s/>190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697" calcext:value-type="float">
            <text:p><text:s/>22,697 </text:p>
          </table:table-cell>
          <table:table-cell table:style-name="ce30" office:value-type="float" office:value="89" calcext:value-type="float">
            <text:p><text:s/>89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53" calcext:value-type="float">
            <text:p><text:s/>18,35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523" calcext:value-type="float">
            <text:p><text:s/>52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78" calcext:value-type="float">
            <text:p><text:s/>78 </text:p>
          </table:table-cell>
          <table:table-cell table:number-columns-repeated="2" table:style-name="ce30" office:value-type="float" office:value="212" calcext:value-type="float">
            <text:p><text:s/>21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8640" calcext:value-type="float">
            <text:p><text:s/>118,640 </text:p>
          </table:table-cell>
          <table:table-cell table:style-name="ce30" office:value-type="float" office:value="727" calcext:value-type="float">
            <text:p><text:s/>727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387" calcext:value-type="float">
            <text:p><text:s/>116,38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5" calcext:value-type="float">
            <text:p><text:s/>95 </text:p>
          </table:table-cell>
          <table:table-cell table:style-name="ce30" office:value-type="float" office:value="1742" calcext:value-type="float">
            <text:p><text:s/>1,7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1" calcext:value-type="float">
            <text:p><text:s/>41 </text:p>
          </table:table-cell>
          <table:table-cell table:style-name="ce30" office:value-type="float" office:value="933" calcext:value-type="float">
            <text:p><text:s/>933 </text:p>
          </table:table-cell>
          <table:table-cell table:style-name="ce30" office:value-type="float" office:value="342" calcext:value-type="float">
            <text:p><text:s/>342 </text:p>
          </table:table-cell>
          <table:table-cell table:style-name="ce30" office:value-type="float" office:value="591" calcext:value-type="float">
            <text:p><text:s/>59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8059" calcext:value-type="float">
            <text:p><text:s/>128,059 </text:p>
          </table:table-cell>
          <table:table-cell table:style-name="ce30" office:value-type="float" office:value="233" calcext:value-type="float">
            <text:p><text:s/>233 </text:p>
          </table:table-cell>
          <table:table-cell table:style-name="ce30" office:value-type="float" office:value="9827" calcext:value-type="float">
            <text:p><text:s/>9,8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115051" calcext:value-type="float">
            <text:p><text:s/>115,05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2723" calcext:value-type="float">
            <text:p><text:s/>2,723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53" calcext:value-type="float">
            <text:p><text:s/>53 </text:p>
          </table:table-cell>
          <table:table-cell table:style-name="ce30" office:value-type="float" office:value="605" calcext:value-type="float">
            <text:p><text:s/>605 </text:p>
          </table:table-cell>
          <table:table-cell table:style-name="ce30" office:value-type="float" office:value="458" calcext:value-type="float">
            <text:p><text:s/>458 </text:p>
          </table:table-cell>
          <table:table-cell table:style-name="ce30" office:value-type="float" office:value="147" calcext:value-type="float">
            <text:p><text:s/>147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07" calcext:value-type="float">
            <text:p><text:s/>2,807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9" calcext:value-type="float">
            <text:p><text:s/>1,1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4316" calcext:value-type="float">
            <text:p><text:s/>44,316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39" calcext:value-type="float">
            <text:p><text:s/>41,73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615" calcext:value-type="float">
            <text:p><text:s/>1,6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15" calcext:value-type="float">
            <text:p><text:s/>315 </text:p>
          </table:table-cell>
          <table:table-cell table:style-name="ce31" office:value-type="float" office:value="228" calcext:value-type="float">
            <text:p><text:s/>228 </text:p>
          </table:table-cell>
          <table:table-cell table:style-name="ce31" office:value-type="float" office:value="87" calcext:value-type="float">
            <text:p><text:s/>87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707" calcext:value-type="float">
            <text:p><text:s/>5,70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2" calcext:value-type="float">
            <text:p><text:s/>2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362" calcext:value-type="float">
            <text:p><text:s/>2,362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65" calcext:value-type="float">
            <text:p><text:s/>2,16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7" calcext:value-type="float">
            <text:p><text:s/>1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50" calcext:value-type="float">
            <text:p><text:s/>5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217" calcext:value-type="float">
            <text:p><text:s/>7,217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80" calcext:value-type="float">
            <text:p><text:s/>6,8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64" calcext:value-type="float">
            <text:p><text:s/>1,96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7" calcext:value-type="float">
            <text:p><text:s/>1,8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521" calcext:value-type="float">
            <text:p><text:s/>2,52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1" calcext:value-type="float">
            <text:p><text:s/>2,1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7" calcext:value-type="float">
            <text:p><text:s/>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897" calcext:value-type="float">
            <text:p><text:s/>2,8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3" calcext:value-type="float">
            <text:p><text:s/>1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84" calcext:value-type="float">
            <text:p><text:s/>13,084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95" calcext:value-type="float">
            <text:p><text:s/>12,1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5" calcext:value-type="float">
            <text:p><text:s/>83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22" calcext:value-type="float">
            <text:p><text:s/>2,722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0" calcext:value-type="float">
            <text:p><text:s/>7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610" calcext:value-type="float">
            <text:p><text:s/>17,610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91" calcext:value-type="float">
            <text:p><text:s/>16,5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715" calcext:value-type="float">
            <text:p><text:s/>7,715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7390" calcext:value-type="float">
            <text:p><text:s/>7,3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60" calcext:value-type="float">
            <text:p><text:s/>2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32" calcext:value-type="float">
            <text:p><text:s/>16,2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913" calcext:value-type="float">
            <text:p><text:s/>2,9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53" calcext:value-type="float">
            <text:p><text:s/>2,35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8" calcext:value-type="float">
            <text:p><text:s/>5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1" calcext:value-type="float">
            <text:p><text:s/>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369" calcext:value-type="float">
            <text:p><text:s/>2,36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296" calcext:value-type="float">
            <text:p><text:s/>2,2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44" calcext:value-type="float">
            <text:p><text:s/>5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8-04T10:18:42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